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43d4a" officeooo:paragraph-rsid="00043d4a" style:font-size-asian="15pt" style:font-size-complex="15pt"/>
    </style:style>
    <style:style style:name="P2" style:family="paragraph" style:parent-style-name="Preformatted_20_Text">
      <style:text-properties fo:font-size="15pt" officeooo:rsid="00043d4a" officeooo:paragraph-rsid="00062bc6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43d4a" officeooo:paragraph-rsid="00043d4a" style:font-size-asian="15pt" style:font-size-complex="15pt"/>
    </style:style>
    <style:style style:name="P4" style:family="paragraph" style:parent-style-name="Footer">
      <style:text-properties officeooo:rsid="00043d4a" officeooo:paragraph-rsid="00043d4a"/>
    </style:style>
    <style:style style:name="T1" style:family="text">
      <style:text-properties officeooo:rsid="00027b65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00 你台語認證矣未</text:p>
        <text:p text:style-name="P1"/>
        <text:p text:style-name="P1">你台語認證矣未？</text:p>
        <text:p text:style-name="P1">Lí Tâi-gí jīn-tsìng --ah buē?</text:p>
        <text:p text:style-name="P1"/>
        <text:p text:style-name="P1"/>
        <text:p text:style-name="P1"/>
        <text:p text:style-name="P1">感覺家己會曉台語，</text:p>
        <text:p text:style-name="P1">Kám-kak ka-kī ē-hiáu Tâi-gí, </text:p>
        <text:p text:style-name="P1"/>
        <text:p text:style-name="P1">毋過實際程度按怎？</text:p>
        <text:p text:style-name="P1">m̄-koh si̍t-tsè thîng-tōo án-tsuánn? </text:p>
        <text:p text:style-name="P1"/>
        <text:p text:style-name="P1">敢有法度通測度？</text:p>
        <text:p text:style-name="P1">Kám ū huat-tōo thang tshik-tōo? </text:p>
        <text:p text:style-name="P1"/>
        <text:p text:style-name="P1">其實，</text:p>
        <text:p text:style-name="P1">Kî-si̍t, </text:p>
        <text:p text:style-name="P1"/>
        <text:p text:style-name="P1">無論民間抑是官方，</text:p>
        <text:p text:style-name="P1">bô-lūn bîn-kan ia̍h-sī kuann-hong, </text:p>
        <text:p text:style-name="P1"/>
        <text:p text:style-name="P1">攏有台語檢定通考看覓。</text:p>
        <text:p text:style-name="P1">lóng ū Tâi-gí kiám-tīng thang khó khuànn-māi. </text:p>
        <text:p text:style-name="P1"/>
        <text:p text:style-name="P1">台語的能力，</text:p>
        <text:p text:style-name="P1">Tâi-gí ê lîng-li̍k, </text:p>
        <text:p text:style-name="P1"/>
        <text:p text:style-name="P1">毋但是聽佮講，</text:p>
        <text:p text:style-name="P1">m̄-nā sī thiann kap kóng, </text:p>
        <text:p text:style-name="P1"/>
        <text:p text:style-name="P1">嘛有讀佮寫，</text:p>
        <text:p text:style-name="P1">mā ū tha̍k kap siá, </text:p>
        <text:p text:style-name="P1"/>
        <text:p text:style-name="P1">四項武藝著愛齊備，</text:p>
        <text:p text:style-name="P1">sì hāng bú-gē tio̍h ài tsiâu-pī, </text:p>
        <text:p text:style-name="P1"/>
        <text:p text:style-name="P1">才通成做台語仙喔。</text:p>
        <text:p text:style-name="P1">tsiah thang tsiânn-tsò Tâi-gí sian --ooh.</text:p>
        <text:p text:style-name="P1"/>
        <text:p text:style-name="P1"/>
        <text:p text:style-name="P1"/>
        <text:p text:style-name="P1"/>
        <text:p text:style-name="P1">根據聯合國教科文組織報告，</text:p>
        <text:p text:style-name="P1">Kin-kì Liân-ha̍p-kok kàu-kho-bûn tsoo-tsit pò-kò, </text:p>
        <text:p text:style-name="P1"/>
        <text:p text:style-name="P2">台灣已經<text:span text:style-name="T1">hőng </text:span>列入去母語滅絕的危機地區。</text:p>
        <text:p text:style-name="P1">Tâi-uân í-king hőng lia̍t ji̍p-khì bú-gí bia̍t-tsua̍t ê guî-ki tē-khu. </text:p>
        <text:p text:style-name="P1"/>
        <text:p text:style-name="P1">台語嘛咧掛急診矣。</text:p>
        <text:p text:style-name="P1">Tâi-gí mā teh kuà kip-tsín --ah. </text:p>
        <text:p text:style-name="P1"/>
        <text:p text:style-name="P1">講台語當著時；</text:p>
        <text:p text:style-name="P1">Kóng Tâi-gí tng tio̍h-sî; </text:p>
        <text:p text:style-name="P1"/>
        <text:p text:style-name="P1">台語認證當時行。</text:p>
        <text:p text:style-name="P1">Tâi-gí jīn-tsìng tng sî-kiânn. </text:p>
        <text:p text:style-name="P1"/>
        <text:p text:style-name="P1"/>
        <text:p text:style-name="P3">你講台語，</text:p>
        <text:p text:style-name="P1">Lí kóng Tâi-gí, </text:p>
        <text:p text:style-name="P1"/>
        <text:p text:style-name="P1">你台語認證矣未？</text:p>
        <text:p text:style-name="P1">lí Tâi-gí jīn-tsìng --ah buē? </text:p>
        <text:p text:style-name="P1"/>
        <text:p text:style-name="P1">你敢台語認證矣？</text:p>
        <text:p text:style-name="P1">Lí kám Tâi-gí jīn-tsìng --ah? </text:p>
        <text:p text:style-name="P1"/>
        <text:p text:style-name="P1">台語能力認證考試至少會使用佇下面這寡方面：</text:p>
        <text:p text:style-name="P1">Tâi-gí lîng-li̍k jīn-tsìng khó-tshì tsì-tsió ē-sái īng tī ē-bīn tsit kuá hong-bīn:</text:p>
        <text:p text:style-name="P1"/>
        <text:p text:style-name="P1"/>
        <text:p text:style-name="P1">1.台語教師本身的台語能力敢有符合上低的要求（欲擔任台語老師的台語能力愛有B2（中高級））。</text:p>
        <text:p text:style-name="P1">1. Tâi-gí kàu-su pún-sin ê Tâi-gí lîng-li̍k kám ū hû-ha̍p siōng kē ê iau-kiû (beh tam-jīm Tâi-gí lāu-su ê Tâi-gí lîng-li̍k ài ū B2 (tiong-ko kip)). </text:p>
        <text:p text:style-name="P1"/>
        <text:p text:style-name="P1">2.了解台語學習者的台語能力敢有進步。</text:p>
        <text:p text:style-name="P1">2. Liáu-kái Tâi-gí ha̍k-si̍p-tsiá ê Tâi-gí lîng-li̍k kám ū tsìn-pōo. </text:p>
        <text:p text:style-name="P1"/>
        <text:p text:style-name="P1">3. 成做學校入學考、推甄入學的時，</text:p>
        <text:p text:style-name="P1">3. Tsiânn-tsò ha̍k-hāu ji̍p-o̍h-khó, thui-tsin ji̍p-o̍h ê sî, </text:p>
        <text:p text:style-name="P1"/>
        <text:p text:style-name="P1">了解學生的台語程度的標準。</text:p>
        <text:p text:style-name="P1">liáu-kái ha̍k-sing ê Tâi-gí thîng-tōo ê piau-tsún. </text:p>
        <text:p text:style-name="P1"/>
        <text:p text:style-name="P1">像高雄市免試入學超額比序項目增列「成大台語認證」證照：</text:p>
        <text:p text:style-name="P1">Tshiūnn Ko-hiông-tshī bián-tshì ji̍p-o̍h tshiau-gia̍h pí-sū hāng-bo̍k tsing-lia̍t “Sîng-tāi Tâi-gí jīn-tsìng” tsìng-tsiàu: </text:p>
        <text:p text:style-name="P1"/>
        <text:p text:style-name="P1">1)「中小學台語認證初級採計10分」。</text:p>
        <text:p text:style-name="P1">1) “Tiong-sió-ha̍k Tâi-gí jīn-tsìng tshoo-kip tshái-kè 10 hun”. </text:p>
        <text:p text:style-name="P1"/>
        <text:p text:style-name="P1">2)「全民台語認證（專業版）初級採計10分、中級以上採計20分」。</text:p>
        <text:p text:style-name="P1">2) “Tsuân-bîn Tâi-gí jīn-tsìng (tsuan-gia̍p-pán) tshoo-kip tshái-kè 10 hun, tiong-kip í-siōng tshái-kè 20 hun.” </text:p>
        <text:p text:style-name="P1"/>
        <text:p text:style-name="P1">4. 成做檢定台文系所學生畢業前的台語能力的標準。</text:p>
        <text:p text:style-name="P1">4. Tsiânn-tsò kiám-tīng Tâi-bûn hē-sóo ha̍k-sing pit-gia̍p-tsîng ê Tâi-gí lîng-li̍k ê piau-tsún. </text:p>
        <text:p text:style-name="P1"/>
        <text:p text:style-name="P1">5. 成做公務人員、生理界、出版業遮的，</text:p>
        <text:p text:style-name="P1">5. Tsiânn-tsò kong-bū jîn-uân, sing-lí-kài, tshut-pán-gia̍p tsia--ê, </text:p>
        <text:p text:style-name="P1"/>
        <text:p text:style-name="P1"/>
        <text:p text:style-name="P3">需要用著台語人才的時檢定in 的台語能力的標準。</text:p>
        <text:p text:style-name="P1">su-iàu īng-tio̍h Tâi-gí jîn-tsâi ê sî kiám-tīng in ê Tâi-gí lîng-li̍k ê piau-tsún. </text:p>
        <text:p text:style-name="P1"/>
        <text:p text:style-name="P1">6. 了解台灣人民族母語流失的速度。</text:p>
        <text:p text:style-name="P1">6. Liáu-kái Tâi-uân-lâng bîn-tso̍k bú-gí liû-sit ê sok-tōo.</text:p>
        <text:p text:style-name="P1"/>
        <text:p text:style-name="P1"/>
        <text:p text:style-name="P1">按呢咱平常時欲按怎準備認證考試咧？</text:p>
        <text:p text:style-name="P1">Án-ne lán pîng-siông-sî beh án-tsuánn tsún-pī jīn-tsìng khó-tshì --leh? </text:p>
        <text:p text:style-name="P1"/>
        <text:p text:style-name="P1">有寡撇步會當參考：</text:p>
        <text:p text:style-name="P1">Ū kuá phiat-pōo ē-tàng tsham-khó:</text:p>
        <text:p text:style-name="P1"/>
        <text:p text:style-name="P1"/>
        <text:p text:style-name="P1"/>
        <text:p text:style-name="P1"/>
        <text:p text:style-name="P1">1. 講台語。佇日常生活成做自然語言。</text:p>
        <text:p text:style-name="P1">1.<text:tab/>Kóng Tâi-gí. Tī ji̍t-siông sing-ua̍h tsiânn-tsò tsū-jiân gí-giân.</text:p>
        <text:p text:style-name="P1"/>
        <text:p text:style-name="P1">2. 看佮聽台語節目。</text:p>
        <text:p text:style-name="P1">2.<text:tab/>Khuànn kap thiann Tâi-gí tsiat-bo̍k.</text:p>
        <text:p text:style-name="P1"/>
        <text:p text:style-name="P1">3. 看台語文文章、評論。</text:p>
        <text:p text:style-name="P1">3.<text:tab/>Khuànn Tâi-gí-bûn bûn-tsiong, phîng-lūn.</text:p>
        <text:p text:style-name="P1"/>
        <text:p text:style-name="P1">4. 寫台語文。學台語羅馬字。</text:p>
        <text:p text:style-name="P1">4.<text:tab/>Siá Tâi-gí-bûn. O̍h Tâi-gí lô-má-jī.</text:p>
        <text:p text:style-name="P1"/>
        <text:p text:style-name="P1"/>
        <text:p text:style-name="P1"/>
        <text:p text:style-name="P1"/>
        <text:p text:style-name="P1">欲考台語認證無撇步，</text:p>
        <text:p text:style-name="P1">Beh khó Tâi-gí jīn-tsìng bô phiat-pōo, </text:p>
        <text:p text:style-name="P1"/>
        <text:p text:style-name="P1">有聽、有講、有讀、有寫著進步。</text:p>
        <text:p text:style-name="P1">ū thiann, ū kóng, ū tha̍k, ū siá tio̍h tsìn-pōo.</text:p>
        <text:p text:style-name="P1"/>
        <text:p text:style-name="P1"/>
        <text:p text:style-name="P1"/>
        <text:p text:style-name="P1"/>
        <text:p text:style-name="P1">語言失、文化亡、民族滅。</text:p>
        <text:p text:style-name="P1">Gí-giân sit, bûn-huà bông, bîn-tso̍k bia̍t. </text:p>
        <text:p text:style-name="P1"/>
        <text:p text:style-name="P1">「母語是上帝予每一个民族特別的記號，有這種記號的民族，才會看著性命活著真有尊嚴。」</text:p>
        <text:p text:style-name="P1">“Bú-gí sī siōng-tè hōo muí tsi̍t ê <text:s/>bîn-tso̍k ti̍k-pia̍t ê kì-hō, ū tsit-tsióng kì-hō ê bîn-tso̍k, tsiah ē khuànn-tio̍h sìnn-miā ua̍h--tio̍h tsin ū tsun-giâm.” </text:p>
        <text:p text:style-name="P1"/>
        <text:p text:style-name="P1">這是Ben Yehudah（『班．耶夫達』）對以色列人民提出的呼籲（盧俊義，2004）。</text:p>
        <text:p text:style-name="P1">Tse sī Ben Yehudah (‘班．耶夫達’) tuì Í-sik-lia̍t jîn-bîn thê-tshut ê hoo-io̍k (Lôo Tsùn-gī, 2004). </text:p>
        <text:p text:style-name="P1"/>
        <text:p text:style-name="P1"><text:soft-page-break/>咱的肩胛頭攏擔台語消失危機的十字架。</text:p>
        <text:p text:style-name="P1">Lán ê king-kah-thâu lóng tann Tâi-gí siau-sit guî-ki ê si̍p-jī-kè. </text:p>
        <text:p text:style-name="P1"/>
        <text:p text:style-name="P1">向望透過全民來台語認證，</text:p>
        <text:p text:style-name="P1">Ǹg-bāng thàu-kuè Tsuân-bîn lâi Tâi-gí jīn-tsìng,</text:p>
        <text:p text:style-name="P1"/>
        <text:p text:style-name="P1">鼓勵逐家做伙共台語傳落去。</text:p>
        <text:p text:style-name="P1">kóo-lē ta̍k-ke tsò-hué kā Tâi-gí thn̂g --lo̍h-khì.</text:p>
        <text:p text:style-name="P1"/>
        <text:p text:style-name="P1"/>
        <text:p text:style-name="P1"/>
        <text:p text:style-name="P1"/>
        <text:p text:style-name="P1">2010年4月17，</text:p>
        <text:p text:style-name="P1">2010 nî 4 gue̍h 17, </text:p>
        <text:p text:style-name="P1"/>
        <text:p text:style-name="P1">成大台灣語文測驗中心正式掛牌成立。</text:p>
        <text:p text:style-name="P1">Sîng-tāi Tâi-uân gí-bûn tshik-giām tiong-sim tsìng-sik kuà-pâi sîng-li̍p. </text:p>
        <text:p text:style-name="P1"/>
        <text:p text:style-name="P1">中心的宗旨是欲促進台灣語文教學佮檢定考試品質的提升，</text:p>
        <text:p text:style-name="P1">Tiong-sim ê tsong-tsí sī beh tshiok-tsìn Tâi-uân gí-bûn kàu-ha̍k kap kiám-tīng khó-tshì phín-tsit ê thê-sing, </text:p>
        <text:p text:style-name="P1"/>
        <text:p text:style-name="P1">通發展台灣語言文化，</text:p>
        <text:p text:style-name="P1">thang huat-tián Tâi-uân gí-giân bûn-huà, </text:p>
        <text:p text:style-name="P1"/>
        <text:p text:style-name="P1"/>
        <text:p text:style-name="P1">閣呼應聯合國《世界文化多樣性宣言》內底，</text:p>
        <text:p text:style-name="P1">koh hoo-ìng Liân-ha̍p-kok “Sè-kài bûn-huà to-iūnn-sìng suan-giân” lāi-té, </text:p>
        <text:p text:style-name="P1"/>
        <text:p text:style-name="P1">對各語言族群文化保障的精神。</text:p>
        <text:p text:style-name="P1">tuì kok gí-giân tso̍k-kûn bûn-huà pó-tsiòng ê tsing-sîn. </text:p>
        <text:p text:style-name="P1"/>
        <text:p text:style-name="P1">目前是全國唯一專業台語文認證的常態性機構。</text:p>
        <text:p text:style-name="P1">Bo̍k-tsiân sī tsuân-kok uî-it tsuan-gia̍p Tâi-gí-bûn jīn-tsìng ê siông-thài-sìng ki-kòo. </text:p>
        <text:p text:style-name="P1"/>
        <text:p text:style-name="P1">2010年正式開辦「全民台語認證」，</text:p>
        <text:p text:style-name="P1">2010 nî tsìng-sik khai-pān “Tsuân-bîn Tâi-gí jīn-tsìng”,</text:p>
        <text:p text:style-name="P1"/>
        <text:p text:style-name="P1">認證的品質有達到語言測驗標準，</text:p>
        <text:p text:style-name="P1">jīn-tsìng ê phín-tsit ū ta̍t kàu gí-giân tshik-giām piau-tsún, </text:p>
        <text:p text:style-name="P1"/>
        <text:p text:style-name="P1">是信效度懸的台語能力檢定測驗系統。</text:p>
        <text:p text:style-name="P1">sī sìn-hāu-tōo kuân ê Tâi-gí lîng-li̍k kiám-tīng tshik-giām hē-thóng. </text:p>
        <text:p text:style-name="P1"/>
        <text:p text:style-name="P1">全民台語認證主要目的是成做教育佮推廣台語的用途，</text:p>
        <text:p text:style-name="P1">Tsuân-bîn Tâi-gí jīn-tsìng tsú-iàu bo̍k-tik sī tsiânn-tsò kàu-io̍k kap thui-kóng Tâi-gí ê iōng-tôo, </text:p>
        <text:p text:style-name="P1"><text:soft-page-break/>適合16歲以上的成人來檢測家己的台語聽、講、讀、寫四方面的語言能力程度。</text:p>
        <text:p text:style-name="P1">sik-ha̍p 16 huè í-siōng ê sîng-jîn lâi kiám-tshik ka-kī ê Tâi-gí thiann, kóng, tha̍k, siá sì hong-bīn ê gí-giân lîng-li̍k thîng-tōo. </text:p>
        <text:p text:style-name="P1"/>
        <text:p text:style-name="P1">2011年正式開辦海外版國際台語認證；</text:p>
        <text:p text:style-name="P1">2011 nî tsìng-sik khai-pān hái-guā-pán kok-tsè Tâi-gí jīn-tsìng; </text:p>
        <text:p text:style-name="P1"/>
        <text:p text:style-name="P1">2012年正式開辦中小學生台語認證；</text:p>
        <text:p text:style-name="P1">2012 nî tsìng-sik khai-pān tiong sió ha̍k-sing Tâi-gí jīn-tsìng; </text:p>
        <text:p text:style-name="P1"/>
        <text:p text:style-name="P1">2015年閣辦理白話字認證。</text:p>
        <text:p text:style-name="P1">2015 nî koh pān-lí pe̍h-uē-jī jīn-tsìng. </text:p>
        <text:p text:style-name="P1"/>
        <text:p text:style-name="P1">欲10冬矣，</text:p>
        <text:p text:style-name="P1">Beh 10 tang --ah, </text:p>
        <text:p text:style-name="P1"/>
        <text:p text:style-name="P1">中心一直家己傱經費，</text:p>
        <text:p text:style-name="P1">tiong-sim it-ti̍t ka-kī tsông king-huì, </text:p>
        <text:p text:style-name="P1"/>
        <text:p text:style-name="P1">積極辦理台語認證，</text:p>
        <text:p text:style-name="P1">tsik-ki̍k pān-lí Tâi-gí jīn-tsìng, </text:p>
        <text:p text:style-name="P1"/>
        <text:p text:style-name="P1">推捒台語／文。</text:p>
        <text:p text:style-name="P1">tshui-sak Tâi-gí/ bûn.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3d4a" officeooo:paragraph-rsid="00043d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0-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04:06.772180853</dc:date>
    <meta:editing-duration>PT2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32" meta:word-count="1496" meta:character-count="4633" meta:non-whitespace-character-count="4120"/>
  </office:meta>
</office:document-meta>
</file>